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2e17" officeooo:paragraph-rsid="00002e17" style:font-weight-asian="bold" style:font-weight-complex="bold"/>
    </style:style>
    <style:style style:name="P2" style:family="paragraph" style:parent-style-name="Standard">
      <style:text-properties fo:font-weight="normal" officeooo:rsid="00002e17" officeooo:paragraph-rsid="00002e17" style:font-weight-asian="normal" style:font-weight-complex="normal"/>
    </style:style>
    <style:style style:name="P3" style:family="paragraph" style:parent-style-name="Standard">
      <style:text-properties style:font-name="Abyssinica SIL" fo:font-weight="normal" officeooo:rsid="00002e17" officeooo:paragraph-rsid="00002e17" style:font-weight-asian="normal" style:font-weight-complex="normal"/>
    </style:style>
    <style:style style:name="P4" style:family="paragraph" style:parent-style-name="Standard">
      <style:text-properties style:font-name="Abyssinica SIL" fo:font-weight="normal" officeooo:rsid="00002e17" officeooo:paragraph-rsid="00012c09" style:font-weight-asian="normal" style:font-weight-complex="normal"/>
    </style:style>
    <style:style style:name="P5" style:family="paragraph" style:parent-style-name="Standard">
      <style:text-properties style:font-name="Abyssinica SIL" fo:font-weight="normal" officeooo:rsid="00002e17" officeooo:paragraph-rsid="0001ffa1" style:font-weight-asian="normal" style:font-weight-complex="normal"/>
    </style:style>
    <style:style style:name="P6" style:family="paragraph" style:parent-style-name="Standard">
      <style:text-properties style:font-name="Abyssinica SIL" fo:font-weight="normal" officeooo:rsid="0004e7ab" officeooo:paragraph-rsid="0004e7ab" style:font-weight-asian="normal" style:font-weight-complex="normal"/>
    </style:style>
    <style:style style:name="P7" style:family="paragraph" style:parent-style-name="Standard">
      <style:text-properties style:font-name="Abyssinica SIL" fo:font-weight="normal" officeooo:rsid="0004e7ab" officeooo:paragraph-rsid="00059e75" style:font-weight-asian="normal" style:font-weight-complex="normal"/>
    </style:style>
    <style:style style:name="P8" style:family="paragraph" style:parent-style-name="Standard">
      <style:text-properties style:font-name="Abyssinica SIL" fo:font-weight="normal" officeooo:rsid="0004e7ab" officeooo:paragraph-rsid="00061d86" style:font-weight-asian="normal" style:font-weight-complex="normal"/>
    </style:style>
    <style:style style:name="P9" style:family="paragraph" style:parent-style-name="Standard">
      <style:text-properties style:font-name="Abyssinica SIL" fo:font-weight="normal" officeooo:rsid="00050c05" officeooo:paragraph-rsid="00050c05" style:font-weight-asian="normal" style:font-weight-complex="normal"/>
    </style:style>
    <style:style style:name="P10" style:family="paragraph" style:parent-style-name="Standard">
      <style:text-properties style:font-name="Abyssinica SIL" fo:font-weight="normal" officeooo:rsid="00050c05" officeooo:paragraph-rsid="00059e75" style:font-weight-asian="normal" style:font-weight-complex="normal"/>
    </style:style>
    <style:style style:name="P11" style:family="paragraph" style:parent-style-name="Standard">
      <style:text-properties style:font-name="Abyssinica SIL" fo:font-weight="normal" officeooo:rsid="00061d86" officeooo:paragraph-rsid="00061d86" style:font-weight-asian="normal" style:font-weight-complex="normal"/>
    </style:style>
    <style:style style:name="P12" style:family="paragraph" style:parent-style-name="Standard">
      <style:text-properties style:font-name="Abyssinica SIL" fo:font-weight="normal" officeooo:rsid="00061d86" officeooo:paragraph-rsid="000c77eb" style:font-weight-asian="normal" style:font-weight-complex="normal"/>
    </style:style>
    <style:style style:name="P13" style:family="paragraph" style:parent-style-name="Standard">
      <style:text-properties style:font-name="Abyssinica SIL" fo:font-weight="normal" officeooo:rsid="00076a00" officeooo:paragraph-rsid="00076a00" style:font-weight-asian="normal" style:font-weight-complex="normal"/>
    </style:style>
    <style:style style:name="P14" style:family="paragraph" style:parent-style-name="Standard">
      <style:text-properties style:font-name="Abyssinica SIL" fo:font-weight="normal" officeooo:rsid="00076a00" officeooo:paragraph-rsid="00089eab" style:font-weight-asian="normal" style:font-weight-complex="normal"/>
    </style:style>
    <style:style style:name="P15" style:family="paragraph" style:parent-style-name="Standard">
      <style:text-properties style:font-name="Abyssinica SIL" fo:font-weight="normal" officeooo:rsid="00076a00" officeooo:paragraph-rsid="000c77eb" style:font-weight-asian="normal" style:font-weight-complex="normal"/>
    </style:style>
    <style:style style:name="P16" style:family="paragraph" style:parent-style-name="Standard">
      <style:text-properties style:font-name="Abyssinica SIL" fo:font-weight="normal" officeooo:rsid="00089eab" officeooo:paragraph-rsid="00089eab" style:font-weight-asian="normal" style:font-weight-complex="normal"/>
    </style:style>
    <style:style style:name="P17" style:family="paragraph" style:parent-style-name="Standard">
      <style:text-properties style:font-name="Abyssinica SIL" fo:font-weight="normal" officeooo:rsid="0008aab7" officeooo:paragraph-rsid="0008aab7" style:font-weight-asian="normal" style:font-weight-complex="normal"/>
    </style:style>
    <style:style style:name="P18" style:family="paragraph" style:parent-style-name="Standard">
      <style:text-properties style:font-name="Abyssinica SIL" fo:font-weight="normal" officeooo:rsid="000c77eb" officeooo:paragraph-rsid="000c77eb" style:font-weight-asian="normal" style:font-weight-complex="normal"/>
    </style:style>
    <style:style style:name="P19" style:family="paragraph" style:parent-style-name="Standard">
      <style:text-properties style:font-name="Abyssinica SIL" fo:font-weight="normal" officeooo:rsid="000c77eb" officeooo:paragraph-rsid="000cbc99" style:font-weight-asian="normal" style:font-weight-complex="normal"/>
    </style:style>
    <style:style style:name="P20" style:family="paragraph" style:parent-style-name="Standard">
      <style:text-properties style:font-name="Abyssinica SIL" fo:font-weight="normal" officeooo:rsid="000c77eb" officeooo:paragraph-rsid="000deee3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12c09" officeooo:paragraph-rsid="00012c09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01ffa1" officeooo:paragraph-rsid="0001ffa1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0452a1" officeooo:paragraph-rsid="000452a1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0452a1" officeooo:paragraph-rsid="00059e75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04e7ab" officeooo:paragraph-rsid="0004e7ab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004e7ab" officeooo:paragraph-rsid="00059e75" style:font-weight-asian="normal" style:font-weight-complex="normal"/>
    </style:style>
    <style:style style:name="P27" style:family="paragraph" style:parent-style-name="Standard">
      <style:text-properties style:font-name="Liberation Serif" fo:font-weight="normal" officeooo:rsid="0004e7ab" officeooo:paragraph-rsid="00061d86" style:font-weight-asian="normal" style:font-weight-complex="normal"/>
    </style:style>
    <style:style style:name="P28" style:family="paragraph" style:parent-style-name="Standard">
      <style:text-properties style:font-name="Liberation Serif" fo:font-weight="normal" officeooo:rsid="0004e7ab" officeooo:paragraph-rsid="000c77eb" style:font-weight-asian="normal" style:font-weight-complex="normal"/>
    </style:style>
    <style:style style:name="P29" style:family="paragraph" style:parent-style-name="Standard">
      <style:text-properties style:font-name="Liberation Serif" fo:font-weight="normal" officeooo:rsid="00076a00" officeooo:paragraph-rsid="00076a00" style:font-weight-asian="normal" style:font-weight-complex="normal"/>
    </style:style>
    <style:style style:name="P30" style:family="paragraph" style:parent-style-name="Standard">
      <style:text-properties style:font-name="Liberation Serif" fo:font-weight="normal" officeooo:rsid="00076a00" officeooo:paragraph-rsid="00089eab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00b6745" officeooo:paragraph-rsid="000b6745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00c77eb" officeooo:paragraph-rsid="000c77eb" style:font-weight-asian="normal" style:font-weight-complex="normal"/>
    </style:style>
    <style:style style:name="P33" style:family="paragraph" style:parent-style-name="Standard">
      <style:text-properties style:font-name="Liberation Serif" fo:font-weight="bold" officeooo:rsid="0002ef41" officeooo:paragraph-rsid="0002ef41" style:font-weight-asian="bold" style:font-weight-complex="bold"/>
    </style:style>
    <style:style style:name="P34" style:family="paragraph" style:parent-style-name="Standard">
      <style:text-properties style:font-name="Liberation Serif" fo:font-weight="bold" officeooo:rsid="000904dd" officeooo:paragraph-rsid="000e7470" style:font-weight-asian="bold" style:font-weight-complex="bold"/>
    </style:style>
    <style:style style:name="P35" style:family="paragraph" style:parent-style-name="Standard">
      <style:text-properties style:font-name="Liberation Serif" fo:font-weight="bold" officeooo:rsid="00097420" officeooo:paragraph-rsid="00097420" style:font-weight-asian="bold" style:font-weight-complex="bold"/>
    </style:style>
    <style:style style:name="P36" style:family="paragraph" style:parent-style-name="Standard">
      <style:text-properties style:font-name="Liberation Serif" fo:font-weight="bold" officeooo:rsid="000b6745" officeooo:paragraph-rsid="000b6745" style:font-weight-asian="bold" style:font-weight-complex="bold"/>
    </style:style>
    <style:style style:name="P37" style:family="paragraph" style:parent-style-name="Standard">
      <style:text-properties fo:color="#ff3333" style:font-name="Liberation Serif" fo:font-weight="bold" officeooo:rsid="000e15fd" officeooo:paragraph-rsid="000e7470" style:font-weight-asian="bold" style:font-weight-complex="bold"/>
    </style:style>
    <style:style style:name="P38" style:family="paragraph" style:parent-style-name="Standard">
      <style:text-properties fo:color="#ff0000" style:font-name="Abyssinica SIL" fo:font-weight="normal" officeooo:rsid="00050c05" officeooo:paragraph-rsid="00050c05" style:font-weight-asian="normal" style:font-weight-complex="normal"/>
    </style:style>
    <style:style style:name="P39" style:family="paragraph" style:parent-style-name="Standard">
      <style:text-properties fo:color="#ff0000" style:font-name="Liberation Serif" fo:font-weight="normal" officeooo:rsid="00050c05" officeooo:paragraph-rsid="00061d86" style:font-weight-asian="normal" style:font-weight-complex="normal"/>
    </style:style>
    <style:style style:name="P40" style:family="paragraph" style:parent-style-name="Standard">
      <style:text-properties fo:color="#ff0000" style:font-name="Liberation Serif" fo:font-weight="normal" officeooo:rsid="00050c05" officeooo:paragraph-rsid="000c77eb" style:font-weight-asian="normal" style:font-weight-complex="normal"/>
    </style:style>
    <style:style style:name="P41" style:family="paragraph" style:parent-style-name="Standard">
      <style:text-properties fo:color="#ff0000" style:font-name="Liberation Serif" fo:font-weight="normal" officeooo:rsid="00050c05" officeooo:paragraph-rsid="000cbc99" style:font-weight-asian="normal" style:font-weight-complex="normal"/>
    </style:style>
    <style:style style:name="P42" style:family="paragraph" style:parent-style-name="Standard">
      <style:text-properties fo:color="#ff0000" style:font-name="Liberation Serif" fo:font-weight="normal" officeooo:rsid="00089eab" officeooo:paragraph-rsid="00089eab" style:font-weight-asian="normal" style:font-weight-complex="normal"/>
    </style:style>
    <style:style style:name="P43" style:family="paragraph" style:parent-style-name="Standard">
      <style:text-properties fo:color="#000000" style:font-name="Liberation Serif" fo:font-weight="bold" officeooo:rsid="00076a00" officeooo:paragraph-rsid="000e7470" style:font-weight-asian="bold" style:font-weight-complex="bold"/>
    </style:style>
    <style:style style:name="P44" style:family="paragraph" style:parent-style-name="Standard">
      <style:paragraph-properties fo:break-before="page"/>
      <style:text-properties style:font-name="Liberation Serif" fo:font-weight="bold" officeooo:rsid="00076a00" officeooo:paragraph-rsid="00076a00" style:font-weight-asian="bold" style:font-weight-complex="bold"/>
    </style:style>
    <style:style style:name="P45" style:family="paragraph" style:parent-style-name="Standard">
      <style:paragraph-properties fo:break-before="page"/>
      <style:text-properties style:font-name="Liberation Serif" fo:font-weight="bold" officeooo:rsid="00097420" officeooo:paragraph-rsid="00097420" style:font-weight-asian="bold" style:font-weight-complex="bold"/>
    </style:style>
    <style:style style:name="P46" style:family="paragraph" style:parent-style-name="Standard" style:list-style-name="L1">
      <style:text-properties officeooo:paragraph-rsid="000c77eb"/>
    </style:style>
    <style:style style:name="P47" style:family="paragraph" style:parent-style-name="Standard" style:list-style-name="L1">
      <style:text-properties style:font-name="Liberation Serif" fo:font-weight="normal" officeooo:rsid="0004e7ab" officeooo:paragraph-rsid="0004e7ab" style:font-weight-asian="normal" style:font-weight-complex="normal"/>
    </style:style>
    <style:style style:name="P48" style:family="paragraph" style:parent-style-name="Standard" style:list-style-name="L1">
      <style:text-properties style:font-name="Liberation Serif" fo:font-weight="normal" officeooo:rsid="0004e7ab" officeooo:paragraph-rsid="00059e75" style:font-weight-asian="normal" style:font-weight-complex="normal"/>
    </style:style>
    <style:style style:name="P49" style:family="paragraph" style:parent-style-name="Standard" style:list-style-name="L1">
      <style:text-properties style:font-name="Liberation Serif" fo:font-weight="normal" officeooo:rsid="0004e7ab" officeooo:paragraph-rsid="001ca3e6" style:font-weight-asian="normal" style:font-weight-complex="normal"/>
    </style:style>
    <style:style style:name="P50" style:family="paragraph" style:parent-style-name="Standard" style:list-style-name="L2">
      <style:text-properties style:font-name="Liberation Serif" fo:font-weight="normal" officeooo:rsid="0004e7ab" officeooo:paragraph-rsid="0004e7ab" style:font-weight-asian="normal" style:font-weight-complex="normal"/>
    </style:style>
    <style:style style:name="P51" style:family="paragraph" style:parent-style-name="Standard" style:list-style-name="L4">
      <style:text-properties style:font-name="Liberation Serif" fo:font-weight="normal" officeooo:rsid="0004e7ab" officeooo:paragraph-rsid="00059e75" style:font-weight-asian="normal" style:font-weight-complex="normal"/>
    </style:style>
    <style:style style:name="P52" style:family="paragraph" style:parent-style-name="Standard" style:list-style-name="L6">
      <style:text-properties style:font-name="Liberation Serif" fo:font-weight="normal" officeooo:rsid="0004e7ab" officeooo:paragraph-rsid="00061d86" style:font-weight-asian="normal" style:font-weight-complex="normal"/>
    </style:style>
    <style:style style:name="P53" style:family="paragraph" style:parent-style-name="Standard" style:list-style-name="L9">
      <style:text-properties style:font-name="Liberation Serif" fo:font-weight="normal" officeooo:rsid="0004e7ab" officeooo:paragraph-rsid="000c77eb" style:font-weight-asian="normal" style:font-weight-complex="normal"/>
    </style:style>
    <style:style style:name="P54" style:family="paragraph" style:parent-style-name="Standard">
      <style:text-properties style:font-name="Liberation Serif" fo:font-weight="normal" officeooo:rsid="0004e7ab" officeooo:paragraph-rsid="001ca3e6" style:font-weight-asian="normal" style:font-weight-complex="normal"/>
    </style:style>
    <style:style style:name="P55" style:family="paragraph" style:parent-style-name="Standard">
      <style:text-properties style:font-name="Liberation Serif" fo:font-weight="normal" officeooo:rsid="0004e7ab" officeooo:paragraph-rsid="00061d86" style:font-weight-asian="normal" style:font-weight-complex="normal"/>
    </style:style>
    <style:style style:name="P56" style:family="paragraph" style:parent-style-name="Standard" style:list-style-name="L11">
      <style:text-properties style:font-name="Liberation Serif" fo:font-weight="normal" officeooo:rsid="0004e7ab" officeooo:paragraph-rsid="001ca3e6" style:font-weight-asian="normal" style:font-weight-complex="normal"/>
    </style:style>
    <style:style style:name="P57" style:family="paragraph" style:parent-style-name="Standard" style:list-style-name="L3">
      <style:text-properties style:font-name="Liberation Serif" fo:font-weight="normal" officeooo:rsid="00050c05" officeooo:paragraph-rsid="00050c05" style:font-weight-asian="normal" style:font-weight-complex="normal"/>
    </style:style>
    <style:style style:name="P58" style:family="paragraph" style:parent-style-name="Standard" style:list-style-name="L5">
      <style:text-properties style:font-name="Liberation Serif" fo:font-weight="normal" officeooo:rsid="00050c05" officeooo:paragraph-rsid="00059e75" style:font-weight-asian="normal" style:font-weight-complex="normal"/>
    </style:style>
    <style:style style:name="P59" style:family="paragraph" style:parent-style-name="Standard" style:list-style-name="L7">
      <style:text-properties style:font-name="Liberation Serif" fo:font-weight="normal" officeooo:rsid="00050c05" officeooo:paragraph-rsid="00061d86" style:font-weight-asian="normal" style:font-weight-complex="normal"/>
    </style:style>
    <style:style style:name="P60" style:family="paragraph" style:parent-style-name="Standard" style:list-style-name="L8">
      <style:text-properties style:font-name="Liberation Serif" fo:font-weight="normal" officeooo:rsid="00076a00" officeooo:paragraph-rsid="00076a00" style:font-weight-asian="normal" style:font-weight-complex="normal"/>
    </style:style>
    <style:style style:name="P61" style:family="paragraph" style:parent-style-name="Standard">
      <style:text-properties style:font-name="Liberation Serif" fo:font-weight="bold" officeooo:rsid="0002ef41" officeooo:paragraph-rsid="0002ef41" style:font-weight-asian="bold" style:font-weight-complex="bold"/>
    </style:style>
    <style:style style:name="P62" style:family="paragraph" style:parent-style-name="Standard" style:list-style-name="L8">
      <style:text-properties officeooo:paragraph-rsid="00089eab"/>
    </style:style>
    <style:style style:name="P63" style:family="paragraph" style:parent-style-name="Standard" style:list-style-name="L10">
      <style:text-properties style:font-name="Abyssinica SIL" fo:font-weight="normal" officeooo:rsid="000c77eb" officeooo:paragraph-rsid="000c77eb" style:font-weight-asian="normal" style:font-weight-complex="normal"/>
    </style:style>
    <style:style style:name="P64" style:family="paragraph" style:parent-style-name="Standard" style:list-style-name="L10">
      <style:text-properties style:font-name="Abyssinica SIL" fo:font-weight="normal" officeooo:rsid="000c77eb" officeooo:paragraph-rsid="000cbc99" style:font-weight-asian="normal" style:font-weight-complex="normal"/>
    </style:style>
    <style:style style:name="P65" style:family="paragraph" style:parent-style-name="Standard">
      <style:text-properties style:font-name="Abyssinica SIL" fo:font-weight="normal" officeooo:rsid="00076a00" officeooo:paragraph-rsid="00076a00" style:font-weight-asian="normal" style:font-weight-complex="normal"/>
    </style:style>
    <style:style style:name="P66" style:family="paragraph" style:parent-style-name="Standard">
      <style:text-properties style:font-name="Abyssinica SIL" fo:font-weight="normal" officeooo:rsid="00076a00" officeooo:paragraph-rsid="001f932e" style:font-weight-asian="normal" style:font-weight-complex="normal"/>
    </style:style>
    <style:style style:name="P67" style:family="paragraph" style:parent-style-name="Standard">
      <style:text-properties style:font-name="Abyssinica SIL" fo:font-weight="normal" officeooo:rsid="0004e7ab" officeooo:paragraph-rsid="001ca3e6" style:font-weight-asian="normal" style:font-weight-complex="normal"/>
    </style:style>
    <style:style style:name="P68" style:family="paragraph" style:parent-style-name="Standard">
      <style:text-properties style:font-name="Abyssinica SIL" fo:font-weight="normal" officeooo:rsid="00050c05" officeooo:paragraph-rsid="001ca3e6" style:font-weight-asian="normal" style:font-weight-complex="normal"/>
    </style:style>
    <style:style style:name="P69" style:family="paragraph" style:parent-style-name="Standard">
      <style:text-properties fo:color="#000000" style:font-name="Liberation Serif" fo:font-weight="normal" officeooo:rsid="000e15fd" officeooo:paragraph-rsid="000e7470" style:font-weight-asian="normal" style:font-weight-complex="normal"/>
    </style:style>
    <style:style style:name="P70" style:family="paragraph" style:parent-style-name="Standard">
      <style:text-properties fo:font-weight="normal" officeooo:rsid="00002e17" officeooo:paragraph-rsid="00002e17" style:font-weight-asian="normal" style:font-weight-complex="normal"/>
    </style:style>
    <style:style style:name="P71" style:family="paragraph" style:parent-style-name="Standard">
      <style:text-properties fo:color="#ff0000" style:font-name="Liberation Serif" fo:font-weight="normal" officeooo:rsid="00089eab" officeooo:paragraph-rsid="00076a00" style:font-weight-asian="normal" style:font-weight-complex="normal"/>
    </style:style>
    <style:style style:name="P72" style:family="paragraph" style:parent-style-name="Standard">
      <style:text-properties fo:color="#ff0000" style:font-name="Liberation Serif" fo:font-weight="normal" officeooo:rsid="00050c05" officeooo:paragraph-rsid="000c77eb" style:font-weight-asian="normal" style:font-weight-complex="normal"/>
    </style:style>
    <style:style style:name="P73" style:family="paragraph" style:parent-style-name="Standard">
      <style:text-properties fo:color="#ff0000" style:font-name="Liberation Serif" fo:font-weight="normal" officeooo:rsid="00050c05" officeooo:paragraph-rsid="000cbc99" style:font-weight-asian="normal" style:font-weight-complex="normal"/>
    </style:style>
    <style:style style:name="P74" style:family="paragraph" style:parent-style-name="Standard">
      <style:text-properties fo:color="#ff0000" style:font-name="Abyssinica SIL" fo:font-weight="normal" officeooo:rsid="00050c05" officeooo:paragraph-rsid="0004e7ab" style:font-weight-asian="normal" style:font-weight-complex="normal"/>
    </style:style>
    <style:style style:name="T1" style:family="text">
      <style:text-properties style:font-name="Abyssinica SIL"/>
    </style:style>
    <style:style style:name="T2" style:family="text">
      <style:text-properties style:font-name="Abyssinica SIL" officeooo:rsid="00061d86"/>
    </style:style>
    <style:style style:name="T3" style:family="text">
      <style:text-properties officeooo:rsid="00012c09"/>
    </style:style>
    <style:style style:name="T4" style:family="text">
      <style:text-properties style:font-name="Liberation Serif" officeooo:rsid="00012c09"/>
    </style:style>
    <style:style style:name="T5" style:family="text">
      <style:text-properties style:font-name="Liberation Serif" fo:font-weight="normal" officeooo:rsid="0004e7ab" style:font-weight-asian="normal" style:font-weight-complex="normal"/>
    </style:style>
    <style:style style:name="T6" style:family="text">
      <style:text-properties style:font-name="Liberation Serif" fo:font-weight="normal" officeooo:rsid="00061d86" style:font-weight-asian="normal" style:font-weight-complex="normal"/>
    </style:style>
    <style:style style:name="T7" style:family="text">
      <style:text-properties style:font-name="Liberation Serif" fo:font-weight="normal" officeooo:rsid="00076a00" style:font-weight-asian="normal" style:font-weight-complex="normal"/>
    </style:style>
    <style:style style:name="T8" style:family="text">
      <style:text-properties style:font-name="Liberation Serif" fo:font-weight="normal" officeooo:rsid="00089eab" style:font-weight-asian="normal" style:font-weight-complex="normal"/>
    </style:style>
    <style:style style:name="T9" style:family="text">
      <style:text-properties style:font-name="Liberation Serif" officeooo:rsid="0004e7ab"/>
    </style:style>
    <style:style style:name="T10" style:family="text">
      <style:text-properties officeooo:rsid="0001ffa1"/>
    </style:style>
    <style:style style:name="T11" style:family="text">
      <style:text-properties officeooo:rsid="00059e75"/>
    </style:style>
    <style:style style:name="T12" style:family="text">
      <style:text-properties officeooo:rsid="00076a00"/>
    </style:style>
    <style:style style:name="T13" style:family="text">
      <style:text-properties officeooo:rsid="0008aab7"/>
    </style:style>
    <style:style style:name="T14" style:family="text">
      <style:text-properties fo:color="#ff0000"/>
    </style:style>
    <style:style style:name="T15" style:family="text">
      <style:text-properties fo:color="#ff0000" officeooo:rsid="000904dd"/>
    </style:style>
    <style:style style:name="T16" style:family="text">
      <style:text-properties officeooo:rsid="000c77eb"/>
    </style:style>
    <style:style style:name="T17" style:family="text">
      <style:text-properties officeooo:rsid="000cbc99"/>
    </style:style>
    <style:style style:name="T18" style:family="text">
      <style:text-properties officeooo:rsid="000deee3"/>
    </style:style>
    <style:style style:name="T19" style:family="text">
      <style:text-properties officeooo:rsid="000e15fd"/>
    </style:style>
    <style:style style:name="T20" style:family="text">
      <style:text-properties officeooo:rsid="0018801a"/>
    </style:style>
    <style:style style:name="T21" style:family="text">
      <style:text-properties officeooo:rsid="001c3b3e"/>
    </style:style>
    <style:style style:name="T22" style:family="text">
      <style:text-properties officeooo:rsid="00200dfe"/>
    </style:style>
    <style:style style:name="T23" style:family="text">
      <style:text-properties officeooo:rsid="0021db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UMOS OPTICAL FLOWS</text:p>
      <text:p text:style-name="P33"/>
      <text:p text:style-name="P33">Evaluation of the launched models (<text:span text:style-name="T20">launched </text:span>on the almost complete “training set”)</text:p>
      <text:p text:style-name="P33"/>
      <text:p text:style-name="P23">BASE MODEL:</text:p>
      <text:list xml:id="list2376512972175521707" text:style-name="L1">
        <text:list-item>
          <text:p text:style-name="P47">Go on CS’s machine:</text:p>
        </text:list-item>
      </text:list>
      <text:p text:style-name="P25"><text:span text:style-name="T1">ssh </text:span><text:a xlink:type="simple" xlink:href="mailto:alex@10.217.132.134" text:style-name="Internet_20_link" text:visited-style-name="Visited_20_Internet_20_Link"><text:span text:style-name="T1">alex@10.217.132.134</text:span></text:a>, password is “<text:span text:style-name="T1">gpumachine</text:span>”.</text:p>
      <text:p text:style-name="P25"/>
      <text:list xml:id="list6178735574724758963" text:style-name="L2">
        <text:list-item>
          <text:p text:style-name="P50">Select the PyTorch environment and go into the code folder:</text:p>
        </text:list-item>
      </text:list>
      <text:p text:style-name="P6">export PATH=/mnt/scratch/alex/anaconda3/bin:$PATH</text:p>
      <text:p text:style-name="P6">export PATH=/usr/local/cuda-9.0/bin${PATH:+:${PATH}}$</text:p>
      <text:p text:style-name="P6">export LD_LIBRARY_PATH=/usr/local/cuda-9.0/lib64${LD_LIBRARY_PATH:+:${LD_LIBRARY_PATH}}</text:p>
      <text:p text:style-name="P6">source activate pytorch</text:p>
      <text:p text:style-name="P6">cd /mnt/scratch/alex/PyTorch_I3D/pytorch-i3d</text:p>
      <text:p text:style-name="P6"/>
      <text:list xml:id="list3455289113712332237" text:style-name="L3">
        <text:list-item>
          <text:p text:style-name="P57">Launch evaluation:</text:p>
        </text:list-item>
      </text:list>
      <text:p text:style-name="P9">python eval_i3d.py -dataset 'multithumos' -mode 'flow' -save_model '/mnt/scratch/alex/thumos/flow/stage1_i3d_1_update_with_cls_loss/' -root_eval '/mnt/scratch/alex/thumos/flow/test_8gpus/' -eval_split <text:s/>'/mnt/scratch/alex/thumos/flow/test_thumos.json' -snippets 64 -batch_size_eval 1 -num_classes 65 -eval_checkpoint <text:span text:style-name="T21">24</text:span>0,000</text:p>
      <text:p text:style-name="P38">-eval_checkpoint 240,000 for 50 epochs <text:span text:style-name="T21">(120,000 is for 25 epochs)</text:span></text:p>
      <text:p text:style-name="P6"/>
      <text:p text:style-name="P11">SEMI-CRF</text:p>
      <text:list xml:id="list183512266503052" text:continue-list="list2376512972175521707" text:style-name="L1">
        <text:list-item>
          <text:p text:style-name="P49">Go on CS’s machine:</text:p>
        </text:list-item>
      </text:list>
      <text:p text:style-name="P54"><text:span text:style-name="T1">ssh </text:span><text:a xlink:type="simple" xlink:href="mailto:alex@10.217.132.134" text:style-name="Internet_20_link" text:visited-style-name="Visited_20_Internet_20_Link"><text:span text:style-name="T1">alex@10.217.132.134</text:span></text:a>, password is “<text:span text:style-name="T1">gpumachine</text:span>”.</text:p>
      <text:p text:style-name="P54"/>
      <text:list xml:id="list2824269039264112438" text:style-name="L11">
        <text:list-item>
          <text:p text:style-name="P56">Select the PyTorch environment and go into the code folder:</text:p>
        </text:list-item>
      </text:list>
      <text:p text:style-name="P67">export PATH=/mnt/scratch/alex/anaconda3/bin:$PATH</text:p>
      <text:p text:style-name="P67">export PATH=/usr/local/cuda-9.0/bin${PATH:+:${PATH}}$</text:p>
      <text:p text:style-name="P67">export LD_LIBRARY_PATH=/usr/local/cuda-9.0/lib64${LD_LIBRARY_PATH:+:${LD_LIBRARY_PATH}}</text:p>
      <text:p text:style-name="P67">source activate pytorch</text:p>
      <text:p text:style-name="P67"><text:span text:style-name="T9">cd /mnt/scratch/alex/PyTorch_I3D/pytorch-i3d</text:span></text:p>
      <text:p text:style-name="P8"/>
      <text:list xml:id="list4702110445967712314" text:style-name="L7">
        <text:list-item>
          <text:p text:style-name="P59">Launch evaluation:</text:p>
        </text:list-item>
      </text:list>
      <text:p text:style-name="P68">python eval_i3d.py -dataset 'multithumos' -mode 'flow' -save_model '<text:span text:style-name="T11">/mnt/scratch/alex/thumos/flow/stage0_i3d_batch_4_with_cls_loss_reg_1e-5/</text:span>' -root_eval '/mnt/scratch/alex/thumos/flow/test_8gpus/' -eval_split <text:s/>'/mnt/scratch/alex/thumos/flow/test_thumos.json' -snippets 64 -batch_size_eval 1 -num_classes 65 -crf True -eval_checkpoint 120,000</text:p>
      <text:p text:style-name="P68"/>
      <text:p text:style-name="P39">-eval_checkpoint 120,000 for 25 epochs, -eval_checkpoint 240,000 for 50 epochs</text:p>
      <text:p text:style-name="P27"/>
      <text:p text:style-name="P27"/>
      <text:p text:style-name="P44">Results visualization:</text:p>
      <text:p text:style-name="P29">Results and logged events are available on Tensorboard. </text:p>
      <text:p text:style-name="P29"/>
      <text:list xml:id="list75873008735598531" text:style-name="L8">
        <text:list-item>
          <text:p text:style-name="P60">CS’s machine (base model + fully-CRF):</text:p>
        </text:list-item>
      </text:list>
      <text:p text:style-name="P29"/>
      <text:p text:style-name="P13">export PATH=/usr/local/cuda-9.0/bin${PATH:+:${PATH}}$</text:p>
      <text:p text:style-name="P13">export LD_LIBRARY_PATH=/usr/local/cuda-9.0/lib64${LD_LIBRARY_PATH:+:${LD_LIBRARY_PATH}}</text:p>
      <text:p text:style-name="P13">source activate tensorflow</text:p>
      <text:p text:style-name="P13"/>
      <text:p text:style-name="P66">tensorboard –logdir=stage1_i3d_1_update_with_cls_loss:/mnt/scratch/alex/thumos/flow/stage1_i3d_1_update_with_cls_loss/tensorboard_logger,stage0_i3d_batch_4_with_cls_loss_conditional_reg_1e-3:/mnt/scratch/alex/thumos/flow/stage0_i3d_batch_4_with_cls_loss_conditional_reg_1e-3/tensorboard_logger,<text:span text:style-name="T11">stage0_i3d_batch_4_with_cls_loss_reg_1e-5:/mnt/scratch/alex/thumos/flow/stage0_i3d_batch_4_with_cls_loss_reg_1e-5/ </text:span>tensorboard_logger --port=6002</text:p>
      <text:p text:style-name="P29"/>
      <text:p text:style-name="P29">On another terminal:</text:p>
      <text:p text:style-name="P13">ssh alex@10.217.132.134 -L 6006:10.217.132.134:6002</text:p>
      <text:p text:style-name="P29"><text:s/>(password: “gpumachine”)</text:p>
      <text:p text:style-name="P29"/>
      <text:p text:style-name="P42">The evaluation mAP are under the name Validation_mAP_localize_setting_BATCH_1</text:p>
      <text:p text:style-name="P29"/>
      <text:p text:style-name="P29"/>
      <text:p text:style-name="P71"/>
      <text:p text:style-name="P30"/>
      <text:p text:style-name="P45">Evaluation 2 streams:</text:p>
      <text:p text:style-name="P35"/>
      <text:p text:style-name="P31">Once the flow models are trained, you can evaluate them in the two stream mode.</text:p>
      <text:p text:style-name="P32">CS’s GPUs don’t have THUMOS RGB data. So the easiest thing to do is to go on DGX for 2 stream evaluation. You have to transfer the evaluated flow checkpoint to DGX to evaluate both RGB and Flow on this machine. Then, still on DGX you can do as follow.</text:p>
      <text:p text:style-name="P36"/>
      <text:p text:style-name="P12"/>
      <text:list xml:id="list183511819695447" text:continue-list="list183512266503052" text:style-name="L1">
        <text:list-item>
          <text:p text:style-name="P46"><text:span text:style-name="T5">Go on </text:span><text:span text:style-name="T6">DGX</text:span><text:span text:style-name="T5">:</text:span></text:p>
        </text:list-item>
      </text:list>
      <text:p text:style-name="P28"><text:span text:style-name="T1">ssh </text:span><text:span text:style-name="T2">alex@10.217.128.158</text:span>, password is “<text:span text:style-name="T2">alex</text:span>”.</text:p>
      <text:p text:style-name="P28"/>
      <text:list xml:id="list5657057231288276954" text:style-name="L9">
        <text:list-item>
          <text:p text:style-name="P53">Select the PyTorch environment and go into the code folder:</text:p>
        </text:list-item>
      </text:list>
      <text:p text:style-name="P15">export PATH=/home/alex/anaconda3/bin:$PATH</text:p>
      <text:p text:style-name="P15">export PATH=/usr/local/cuda-9.0/bin${PATH:+:${PATH}}$</text:p>
      <text:p text:style-name="P15">export LD_LIBRARY_PATH=/usr/local/cuda-9.0/lib64${LD_LIBRARY_PATH:+:${LD_LIBRARY_PATH}}</text:p>
      <text:p text:style-name="P15">source activate pytorch</text:p>
      <text:p text:style-name="P15">cd /raid/alex/PyTorch_I3D/pytorch-i3d</text:p>
      <text:p text:style-name="P15"/>
      <text:list xml:id="list3988520301611932230" text:style-name="L10">
        <text:list-item>
          <text:p text:style-name="P63">For BASE MODEL:</text:p>
        </text:list-item>
      </text:list>
      <text:p text:style-name="P32">For this model you also have to copy from <text:span text:style-name="T22">the </text:span>8GPUs machine the checkpoints you want to evaluate for the RGB model (located at /mnt/data_a/alex/PyTorch_I3D/thumos/models/stage1_i3d_1_update_with_cls_loss/). Then:</text:p>
      <text:p text:style-name="P18">python eval_i3d_2_streams.py -dataset 'multithumos' -save_model_rgb '<text:span text:style-name="T14">path_to_rgb_checkpoints</text:span>' -save_model_flow '<text:span text:style-name="T14">path_to_flow_checkpoints</text:span>' -root_eval_rgb '/raid/alex/thumos/test/' -root_eval_flow '<text:span text:style-name="T10">/raid/alex/thumos/optical_flows/test_8gpus/</text:span>' -eval_split '/raid/alex/thumos/test/test_thumos.json' -snippets 64 -batch_size_eval 1 -num_classes 65 -eval_checkpoint_rgb <text:span text:style-name="T23">24</text:span>0000 -eval_checkpoint_flow <text:span text:style-name="T23">24</text:span>0000</text:p>
      <text:p text:style-name="P40"/>
      <text:p text:style-name="P40"/>
      <text:list xml:id="list183513325739212" text:continue-numbering="true" text:style-name="L10">
        <text:list-item>
          <text:p text:style-name="P64">For <text:span text:style-name="T17">SEMI-CRF</text:span>:</text:p>
        </text:list-item>
      </text:list>
      <text:p text:style-name="P19">python eval_i3d_2_streams.py -dataset 'multithumos' -save_model_rgb '<text:span text:style-name="T17">/raid/alex/thumos/models/stage0_i3d_batch_4_with_cls_loss_new_reg_1e-5/</text:span>' -save_model_flow '<text:span text:style-name="T14">path_to_flow_checkpoints</text:span>' -root_eval_rgb '/raid/alex/thumos/test/' -root_eval_flow '<text:span text:style-name="T10">/raid/alex/thumos/optical_flows/test_8gpus/</text:span>' -eval_split '/raid/alex/thumos/test/test_thumos.json' -snippets 64 -batch_size_eval 1 -num_classes 65 -<text:span text:style-name="T17">crf True </text:span>-eval_checkpoint_rgb 120000 -eval_checkpoint_flow 120000</text:p>
      <text:p text:style-name="P19"/>
      <text:p text:style-name="P41">-eval_checkpoint_<text:span text:style-name="T16">rgb</text:span> 120,000 for 25 epochs, -eval_checkpoint_<text:span text:style-name="T16">rgb</text:span> <text:s/>240,000 for 50 epochs</text:p>
      <text:p text:style-name="P41">-eval_checkpoint_<text:span text:style-name="T16">flow</text:span> 120,000 for 25 epochs, -eval_checkpoint_<text:span text:style-name="T16">flow</text:span> 240,000 for 50 epochs</text:p>
      <text:p text:style-name="P41"/>
      <text:p text:style-name="P41"/>
      <text:p text:style-name="P41"/>
      <text:p text:style-name="P41"/>
      <text:p text:style-name="P41"/>
      <text:p text:style-name="P41"/>
      <text:p text:style-name="P43"><text:soft-page-break/>Results visualization <text:span text:style-name="T19">for 2 Stream</text:span>:</text:p>
      <text:p text:style-name="P37">The 2 streams events are logged into the RGB folder, in the subfolder named “tensorboard_logger_2_streams”, not “tensorboard_logger”.</text:p>
      <text:p text:style-name="P69">Apart from that, the visualization procedure is the same as in the one stream version.</text:p>
      <text:p text:style-name="P69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9:28:24.319325189</meta:creation-date>
    <dc:date>2018-07-27T18:33:20.060114098</dc:date>
    <meta:editing-duration>PT7H20M28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4" meta:paragraph-count="58" meta:word-count="435" meta:character-count="4868" meta:non-whitespace-character-count="4498"/>
  </office:meta>
</office:document-meta>
</file>